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licationDefinitionImpl.setContextRoot( String context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pplicationDefinitionImpl.getCastor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astorMimeMappings( Collection castorMime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astor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licationDefinitionImpl.getCastorMim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rvletDefini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rvlet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postLoa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ApplicationDefinitionImpl.setSecurityConstraints( Collection securityConstra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DisplayNames( DisplayNameSet displa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astorDescriptions( DescriptionSet castor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curity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DisplayNam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astorDisplayNames( DisplayNameSet castorDispla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TagDefinit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ResourceRe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curity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Displa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licationDefinition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licationDefinition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licationDefinitionImpl.setCastorTagDefinitions( TagDefinitionSet tagli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Descriptions(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ApplicationDefinitionImpl.setCastorResourceRefSet( ResourceRefSet resource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Tag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ontex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InitParame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Ini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